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Console" svg:font-family="'Lucida Console'"/>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none" fo:border-top="none" fo:border-bottom="0.0007in solid #000000"/>
    </style:style>
    <style:style style:name="Table1.D2" style:family="table-cell" style:data-style-name="N0">
      <style:table-cell-properties fo:padding="0.0382in" fo:border-left="0.0007in solid #000000" fo:border-right="0.0007in solid #000000" fo:border-top="none" fo:border-bottom="0.0007in solid #000000"/>
    </style:style>
    <style:style style:name="Table1.D3" style:family="table-cell" style:data-style-name="N0">
      <style:table-cell-properties fo:background-color="#33ff99" fo:padding="0.0382in" fo:border-left="0.0007in solid #000000" fo:border-right="0.0007in solid #000000" fo:border-top="none" fo:border-bottom="0.0007in solid #000000">
        <style:background-image/>
      </style:table-cell-properties>
    </style:style>
    <style:style style:name="Table1.C4" style:family="table-cell" style:data-style-name="N0">
      <style:table-cell-properties fo:background-color="#33ff99" fo:padding="0.0382in" fo:border-left="0.0007in solid #000000" fo:border-right="none" fo:border-top="none" fo:border-bottom="0.0007in solid #000000">
        <style:background-image/>
      </style:table-cell-properties>
    </style:style>
    <style:style style:name="P1"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2" style:family="paragraph" style:parent-style-name="Standard">
      <style:paragraph-properties fo:text-align="start" style:justify-single-word="false"/>
      <style:text-properties fo:color="#6600cc" fo:font-size="12pt" style:text-underline-style="none"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style:font-name="Times New Roman" fo:font-size="12pt" style:text-underline-style="solid" style:text-underline-width="auto" style:text-underline-color="font-color" fo:font-weight="normal" style:font-size-asian="12pt" style:font-weight-asian="normal" style:font-size-complex="12pt" style:font-weight-complex="normal"/>
    </style:style>
    <style:style style:name="P6" style:family="paragraph" style:parent-style-name="Preformatted_20_Text">
      <style:paragraph-properties fo:text-align="start" style:justify-single-word="false"/>
      <style:text-properties style:use-window-font-color="true" style:font-name="Times New Roman" fo:font-size="12pt" style:text-underline-style="none" fo:font-weight="normal" style:font-size-asian="12pt" style:font-weight-asian="normal" style:font-size-complex="12pt" style:font-weight-complex="normal"/>
    </style:style>
    <style:style style:name="P7" style:family="paragraph" style:parent-style-name="Preformatted_20_Text">
      <style:paragraph-properties fo:text-align="start" style:justify-single-word="false"/>
      <style:text-properties style:use-window-font-color="true" style:font-name="Times New Roman" fo:font-size="12pt" style:text-underline-style="none" fo:font-weight="bold" style:font-size-asian="12pt" style:font-weight-asian="bold" style:font-size-complex="12pt" style:font-weight-complex="bold"/>
    </style:style>
    <style:style style:name="P8" style:family="paragraph" style:parent-style-name="Preformatted_20_Text">
      <style:paragraph-properties fo:text-align="start" style:justify-single-word="false"/>
      <style:text-properties style:use-window-font-color="true" style:font-name="Times New Roman" fo:font-size="12pt" style:text-underline-style="solid" style:text-underline-width="auto" style:text-underline-color="font-color" fo:font-weight="normal" style:font-size-asian="12pt" style:font-weight-asian="normal" style:font-size-complex="12pt" style:font-weight-complex="normal"/>
    </style:style>
    <style:style style:name="P9" style:family="paragraph" style:parent-style-name="Preformatted_20_Text">
      <style:paragraph-properties fo:text-align="start" style:justify-single-word="false"/>
      <style:text-properties style:use-window-font-color="true" style:font-name="Times New Roman" fo:font-size="12pt" style:font-size-asian="12pt" style:font-size-complex="12pt"/>
    </style:style>
    <style:style style:name="P10" style:family="paragraph" style:parent-style-name="Preformatted_20_Text">
      <style:paragraph-properties fo:text-align="start" style:justify-single-word="false"/>
      <style:text-properties style:font-name="Times New Roman" fo:font-size="12pt" style:font-size-asian="12pt" style:font-size-complex="12pt"/>
    </style:style>
    <style:style style:name="P11" style:family="paragraph" style:parent-style-name="Preformatted_20_Text">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12" style:family="paragraph" style:parent-style-name="Preformatted_20_Text">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13" style:family="paragraph" style:parent-style-name="Preformatted_20_Text">
      <style:paragraph-properties fo:text-align="start" style:justify-single-word="false"/>
    </style:style>
    <style:style style:name="P14" style:family="paragraph" style:parent-style-name="Preformatted_20_Text">
      <style:paragraph-properties fo:text-align="start" style:justify-single-word="false"/>
      <style:text-properties fo:color="#330099" style:font-name="Times New Roman" fo:font-size="12pt" style:font-size-asian="12pt" style:font-size-complex="12pt"/>
    </style:style>
    <style:style style:name="P15" style:family="paragraph" style:parent-style-name="Preformatted_20_Text">
      <style:paragraph-properties fo:margin-top="0in" fo:margin-bottom="0in" fo:padding="0in" fo:border="none"/>
      <style:text-properties style:font-name="Times New Roman" fo:font-size="12pt" style:font-size-asian="12pt" style:font-size-complex="12pt"/>
    </style:style>
    <style:style style:name="P16" style:family="paragraph" style:parent-style-name="Table_20_Contents">
      <style:paragraph-properties fo:text-align="start" style:justify-single-word="false"/>
      <style:text-properties style:font-name="Times New Roman" fo:font-size="12pt" style:font-name-asian="NSimSun" style:font-size-asian="12pt" style:font-name-complex="Courier New" style:font-size-complex="12pt"/>
    </style:style>
    <style:style style:name="P17" style:family="paragraph" style:parent-style-name="Standard" style:list-style-name="L1">
      <style:paragraph-properties fo:text-align="start" style:justify-single-word="false"/>
      <style:text-properties fo:color="#6600cc" fo:font-size="12pt" style:text-underline-style="none" fo:font-weight="normal" style:font-size-asian="12pt" style:font-weight-asian="normal" style:font-size-complex="12pt" style:font-weight-complex="normal"/>
    </style:style>
    <style:style style:name="P18"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19"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20" style:family="paragraph" style:parent-style-name="Standard" style:list-style-name="L4">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21" style:family="paragraph" style:parent-style-name="Standard" style:list-style-name="L3">
      <style:paragraph-properties fo:text-align="start" style:justify-single-word="false"/>
    </style:style>
    <style:style style:name="P22" style:family="paragraph" style:parent-style-name="Standard" style:list-style-name="L5">
      <style:paragraph-properties fo:text-align="start" style:justify-single-word="false"/>
      <style:text-properties fo:color="#330099" fo:font-size="12pt" style:text-underline-style="none" fo:font-weight="normal" style:font-size-asian="12pt" style:font-weight-asian="normal" style:font-size-complex="12pt" style:font-weight-complex="normal"/>
    </style:style>
    <style:style style:name="P23" style:family="paragraph" style:parent-style-name="Preformatted_20_Text">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24" style:family="paragraph" style:parent-style-name="Preformatted_20_Text">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25" style:family="paragraph" style:parent-style-name="Preformatted_20_Text">
      <style:paragraph-properties fo:text-align="start" style:justify-single-word="false"/>
      <style:text-properties fo:color="#330099" style:font-name="Times New Roman" fo:font-size="12pt" fo:font-style="normal" fo:font-weight="normal" style:font-size-asian="12pt" style:font-style-asian="normal" style:font-weight-asian="normal" style:font-size-complex="12pt" style:font-style-complex="normal" style:font-weight-complex="normal"/>
    </style:style>
    <style:style style:name="P26" style:family="paragraph" style:parent-style-name="Preformatted_20_Text">
      <style:paragraph-properties fo:text-align="start" style:justify-single-word="false"/>
      <style:text-properties style:use-window-font-color="true" style:font-name="Times New Roman"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style:use-window-font-color="true" fo:font-size="12pt" style:text-underline-style="none" fo:font-weight="normal" style:font-size-asian="12pt" style:font-weight-asian="normal" style:font-size-complex="12pt" style:font-weight-complex="normal"/>
    </style:style>
    <style:style style:name="T2" style:family="text">
      <style:text-properties style:use-window-font-color="true" fo:font-size="12pt" style:text-underline-style="none" fo:font-weight="bold" style:font-size-asian="12pt" style:font-weight-asian="bold" style:font-size-complex="12pt" style:font-weight-complex="bold"/>
    </style:style>
    <style:style style:name="T3" style:family="text">
      <style:text-properties style:use-window-font-color="true" style:font-name="Times New Roman" fo:font-size="12pt" style:text-underline-style="none" fo:font-weight="normal" style:font-size-asian="12pt" style:font-weight-asian="normal" style:font-size-complex="12pt"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font-name="Times New Roman"/>
    </style:style>
    <style:style style:name="T7" style:family="text">
      <style:text-properties style:font-name="Times New Roman" fo:font-weight="bold" style:font-weight-asian="bold" style:font-weight-complex="bold"/>
    </style:style>
    <style:style style:name="T8" style:family="text">
      <style:text-properties style:font-name="Times New Roman" fo:font-size="12pt" style:font-size-asian="12pt" style:font-size-complex="12pt"/>
    </style:style>
    <style:style style:name="T9" style:family="text">
      <style:text-properties fo:color="#330099" style:font-name="Times New Roman" fo:font-size="12pt" style:text-underline-style="none" fo:font-weight="normal" style:font-size-asian="12pt" style:font-weight-asian="normal" style:font-size-complex="12pt" style:font-weight-complex="normal"/>
    </style:style>
    <style:style style:name="T10" style:family="text">
      <style:text-properties fo:color="#330099" style:font-name="Times New Roman" fo:font-size="12pt" style:font-size-asian="12pt" style:font-size-complex="12pt"/>
    </style:style>
    <style:style style:name="T11" style:family="text">
      <style:text-properties style:text-underline-style="none" fo:font-weight="normal" style:font-weight-asian="normal" style:font-weight-complex="normal"/>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style:font-style-asian="italic" style:font-style-complex="italic"/>
    </style:style>
    <style:style style:name="T14" style:family="text">
      <style:text-properties style:text-underline-style="solid" style:text-underline-width="auto" style:text-und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pstone Project Solutions</text:p>
      <text:p text:style-name="P1"/>
      <text:list xml:id="list9155409678267118146" text:style-name="L1">
        <text:list-item>
          <text:p text:style-name="P17">What are the top five factors driving likelihood of churn at Mobicom?</text:p>
        </text:list-item>
      </text:list>
      <text:p text:style-name="P2"/>
      <text:list xml:id="list702642059199422821" text:style-name="L2">
        <text:list-item>
          <text:p text:style-name="P18"><text:span text:style-name="T4">optimum</text:span> <text:s/>with beta coefficient <text:span text:style-name="T4">3.9419350 </text:span><text:s text:c="8"/></text:p>
        </text:list-item>
      </text:list>
      <text:list xml:id="list4284689628826957868" text:style-name="L3">
        <text:list-item>
          <text:p text:style-name="P21"><text:span text:style-name="T2">models_8</text:span><text:span text:style-name="T1"> with beta coefficient </text:span><text:span text:style-name="T2">1.1623453</text:span></text:p>
        </text:list-item>
        <text:list-item>
          <text:p text:style-name="P21"><text:span text:style-name="T2">ethnic_C</text:span><text:span text:style-name="T1"> with beta coefficient </text:span><text:span text:style-name="T2">1.0723878</text:span></text:p>
        </text:list-item>
      </text:list>
      <text:list xml:id="list3656160496664342240" text:style-name="L4">
        <text:list-item>
          <text:p text:style-name="P19"><text:span text:style-name="T4">compl_vce_percentage</text:span> with beta coefficient <text:span text:style-name="T4">0.7123650</text:span></text:p>
        </text:list-item>
        <text:list-item>
          <text:p text:style-name="P19"><text:span text:style-name="T4">retdays_dummy1</text:span> <text:s/>with beta coefficient <text:span text:style-name="T4">0.6594879</text:span></text:p>
          <text:p text:style-name="P20"/>
        </text:list-item>
      </text:list>
      <text:p text:style-name="P3">Note: The Beta coefficients are absolute numbers</text:p>
      <text:p text:style-name="P3"/>
      <text:p text:style-name="P3"><text:span text:style-name="T4">optimum</text:span> is a transformed variable calculated using <text:span text:style-name="T4">ovrrev_Mean/totrev.</text:span> The variable is created to understand the churn rate, when the percentage of overage revenue against total revenue increases/decreases.</text:p>
      <text:p text:style-name="P3"><text:s text:c="4"/><text:span text:style-name="T4"><text:s/></text:span></text:p>
      <text:p text:style-name="P3"><text:span text:style-name="T4">compl_vce_percentage </text:span>is a transformed variable calculated using <text:span text:style-name="T4">comp_vce_Mean/plcd_vce_Mean</text:span>. It is created to understand the churn rate, when the percentage of completed voice calls against placed voice calls increases/decreases.</text:p>
      <text:p text:style-name="P3"/>
      <text:p text:style-name="P3"><text:span text:style-name="T4">retdays_dummy </text:span>is a transformed variable with two levels as 0 and 1. 0 represents retention call not made to the customer and 1 represents <text:s/>call made to the customer. It is created using “<text:span text:style-name="T4">retdays</text:span>” variable.</text:p>
      <text:p text:style-name="P3"/>
      <text:list xml:id="list5618121751680438019" text:style-name="L5">
        <text:list-item>
          <text:p text:style-name="P22">Validation of survey findings. a) Whether “cost and billing” and “network and service quality” are important factors influencing churn behaviour. b) Are data usage connectivity issues turning out to be costly? In other words, is it leading to churn?</text:p>
          <text:p text:style-name="P22"/>
        </text:list-item>
      </text:list>
      <text:p text:style-name="P3">a) <text:s/>From the final model, below are the variables related to “cost and billing” and “network and service quality” which are significant in predicting the probability of a customer leaving Mobicom</text:p>
      <text:p text:style-name="P3"/>
      <text:p text:style-name="P4">cost and billing</text:p>
      <text:p text:style-name="P7"/>
      <text:p text:style-name="P6"><text:bookmark text:name="rstudio_console_output"/><text:span text:style-name="T4">totmrc_Mean</text:span> (Monthly Recurring Charge, is the base cost of the calling plan regardless of actual minutes used.) with beta coefficient <text:span text:style-name="T4">-0.003218496</text:span> – with a unit increase in <text:span text:style-name="T4">totmrc_Mean </text:span>the likelihood of a customer leaving decreases by <text:span text:style-name="T4">-0.003218496. </text:span></text:p>
      <text:p text:style-name="P6"/>
      <text:p text:style-name="P6"><text:bookmark text:name="rstudio_console_output1"/><text:span text:style-name="T4">rev_Mean </text:span>(Mean monthly revenue (charge amount) with beta coefficient <text:span text:style-name="T4">0.002156767. </text:span>With a unit increase in <text:span text:style-name="T4">re_Mean</text:span> the <text:s/>likelihood of a customer leaving Mobicom increases by <text:s/><text:span text:style-name="T4">0.002156767. </text:span></text:p>
      <text:p text:style-name="P7"/>
      <text:p text:style-name="P7"/>
      <text:p text:style-name="P6"><text:bookmark text:name="rstudio_console_output2"/><text:span text:style-name="T4">optimum </text:span>with beta coefficient <text:span text:style-name="T4">3.941934970. </text:span>With a unit increases in <text:span text:style-name="T4">optimum</text:span> the likelihood of a customer leaving Mobicom increases by <text:s/><text:span text:style-name="T4">3.941934970. </text:span>Which means, as the overage charges increase, the likelihood of a customer leaving Mobicom also increases. </text:p>
      <text:p text:style-name="P7"/>
      <text:p text:style-name="P6">The effect of <text:span text:style-name="T4">optimum </text:span>higher than <text:span text:style-name="T7">totmrc_Mean </text:span><text:span text:style-name="T6">and</text:span><text:span text:style-name="T7"> rev_Mean </text:span><text:span text:style-name="T6">on customer churn.</text:span></text:p>
      <text:p text:style-name="P6"/>
      <text:p text:style-name="P6"><text:soft-page-break/></text:p>
      <text:p text:style-name="P5">network and service quality</text:p>
      <text:p text:style-name="P6"/>
      <text:p text:style-name="P6"><text:bookmark text:name="rstudio_console_output3"/>change_mou <text:s text:c="18"/>-0.000403804 </text:p>
      <text:p text:style-name="P15">owylis_vce_Range <text:s text:c="10"/>0.002343345 <text:s text:c="2"/></text:p>
      <text:p text:style-name="P15">mou_opkv_Range <text:s text:c="11"/>0.000242137</text:p>
      <text:p text:style-name="P6"><text:bookmark text:name="rstudio_console_output4"/>iwylis_vce_Mean <text:s text:c="11"/>-0.003059789</text:p>
      <text:p text:style-name="P6"><text:bookmark text:name="rstudio_console_output5"/>avg3mou <text:s text:c="25"/>-0.000521946</text:p>
      <text:p text:style-name="P6"><text:bookmark text:name="rstudio_console_output6"/>drop_vce_Mean <text:s text:c="15"/>0.008820692</text:p>
      <text:p text:style-name="P6"><text:bookmark text:name="rstudio_console_output7"/>adjmou <text:s text:c="29"/>0.000020509</text:p>
      <text:p text:style-name="P6"><text:bookmark text:name="rstudio_console_output8"/>compl_vce_percentage <text:s text:c="4"/>-0.712365008</text:p>
      <text:p text:style-name="P6"/>
      <text:p text:style-name="P6">Out of the above variables, the variable <text:span text:style-name="T4">compl_vce_percentage </text:span>has more effect on churn. One unit increase in <text:s/><text:span text:style-name="T4">compl_vce_percentage </text:span>reduces the likelihood of churn by <text:span text:style-name="T4">-0.712365008. </text:span>Which means, higher the ratio between completed calls and placed calls the lesser the churn rate.</text:p>
      <text:p text:style-name="P6"/>
      <text:p text:style-name="P8">The above findings validate that the “cost and billing” and “network and service quality” are important factors influencing churn behavior.</text:p>
      <text:p text:style-name="P8"/>
      <text:p text:style-name="P6">b) <text:span text:style-name="T14">None of the variables Data usage/connectivity turning out to be significant in predicting the customer churn behavior at Mobicom. </text:span>The main reason for this could be the low usage of data related services. The Data Quality Report for all the data usage related variables is showing that only 10-15% of the customers are using data related services.</text:p>
      <text:p text:style-name="P6"/>
      <text:p text:style-name="P13"><text:span text:style-name="T3">This could be a matter of concern, since the global market survey shows that “s</text:span><text:span text:style-name="T8">ubscribers who have switched operators in recent months reported two key information sources in their decision: the Internet and recommendation of family and friends”. In Mobicom's case customers are not really using the data related services. It would good to focus on increasing data usage by customer and provide good network and service quality for better customer satisfaction, which in-turn reduces the churn rate.</text:span></text:p>
      <text:p text:style-name="P6"/>
      <text:p text:style-name="P14"><text:span text:style-name="T11">3) </text:span>Would you recommend rate plan migration as a proactive retention strategy? </text:p>
      <text:p text:style-name="P9"/>
      <text:p text:style-name="P6">Yes. The variable <text:span text:style-name="T4">optimum </text:span>(ratio between ovrrev_Mean &amp; totrev) is significant in predicting the customer churn behavior.</text:p>
      <text:p text:style-name="P6"/>
      <text:p text:style-name="P13"><text:span text:style-name="T9">4) </text:span><text:span text:style-name="T10">What would be your recommendation on how to use this churn model for prioritization of customers for a proactive retention campaigns in the future?</text:span> </text:p>
      <text:p text:style-name="P13"/>
      <text:p text:style-name="P11">Usage Based Promotions: <text:s/><text:span text:style-name="T5">It is an accepted fact that low usage and high churn go hand in hand. Hence, we can use this model to target customers with low usage and high probability of leaving (churn) Mobicom. </text:span></text:p>
      <text:p text:style-name="P12"/>
      <text:p text:style-name="P11"><text:span text:style-name="T5">We can define billing adjusted total minutes of use over the life of the customer (adjmou) less than 4465 as low usage. 4465 is the average of 5th percentile lower &amp; upper bounds. We can target the customers with lessthan 4465 adjmou and probability of churn more than 0.2345555 (cut-off value) for proactive usage increase plans.</text:span> <text:span text:style-name="T12">&lt;please refer to the file “Targter Customers for Usage Campaigns” <text:s/>for the details of such customers&gt;</text:span></text:p>
      <text:p text:style-name="P12"/>
      <text:p text:style-name="P12"/>
      <text:p text:style-name="P12"><text:soft-page-break/></text:p>
      <text:p text:style-name="P11">Rate Plan Migration: </text:p>
      <text:p text:style-name="P13"/>
      <text:p text:style-name="P10">We can choose customers for whom the "optimum" is more than 0.2 (20%), which means their overage revenue contributes more than 20% to the total revenue. <text:span text:style-name="T12">&lt;please refer to the file “Targter Customers for Plan Migration Campaigns” for the details of such customers&gt;</text:span></text:p>
      <text:p text:style-name="P12"/>
      <text:p text:style-name="P11">Family Bundling: <text:span text:style-name="T5">Offer bundling and churn <text:s/>have been found to be negatively correlated in the survey findings. Along with that, observations from the survey say that referrals from family and friends are a deciding factor in switching carrier.</text:span></text:p>
      <text:p text:style-name="P12"/>
      <text:p text:style-name="P11"><text:span text:style-name="T5">We can offer bundle offers to families to reduce churn. For this the target customers can be those whose family has a minimum of 4 unique subscribers in the household and high churn probability. </text:span><text:span text:style-name="T12">Please refer to the file “Target Customers for Family Bundle.csv” for the details of such customers&gt;</text:span></text:p>
      <text:p text:style-name="P12"/>
      <text:p text:style-name="P11">Annual Retention Offer:<text:span text:style-name="T5"> One observation from the analysis is that, on an average 42% of the customers who are with Mobicom between 10-12 months tend to leave. Mobicom can target customers who are having high churn probability and are with the carrier for 10-12 months, to an Annual Offer to reduce the churn. </text:span><text:span text:style-name="T12">&lt;please refer to the file “Target Customers for Annual Retention Offer” for the details of such customers&gt;</text:span></text:p>
      <text:p text:style-name="P24"/>
      <text:p text:style-name="P25">5) What would be the target segments for proactive retention campaigns? Falling ARPU forecast is also a concern and therefore, Mobicom would like to save their high revenue customers besides managing</text:p>
      <text:p text:style-name="P25">churn. Given a budget constraint of a contact list of 20% of the subscriber pool, which subscribers should prioritized if “revenue saves” is also a priority besides controlling churn. In other words, controlling churn is the primary objective and revenue saves is the secondary objective.</text:p>
      <text:p text:style-name="P25"/>
      <text:p text:style-name="P26">Assuming that the customers in test data set is our subscriber pool. By looking at the Gains Chart, if we target top 20% of the subscriber pool (test data set) by churn probability, we will be able to reach ou to 3664 customers. <text:span text:style-name="T13">&lt;please refer to the file “Target Customers for Proactive Retention” for the details of such customers&gt;</text:span></text:p>
      <text:p text:style-name="P26"><text:span text:style-name="T13"/></text:p>
      <text:p text:style-name="P26">Subscribers with high revenue &amp; high probability of churn, high revenue &amp; medium probability of churn and medium revenue &amp; high probability of churn can be targeted on prioritization. By doing this Mobicom can reduce the churn of those customers who are giving high revenues. </text:p>
      <text:p text:style-name="P26"><text:span text:style-name="T13"/></text:p>
      <table:table table:name="Table1" table:style-name="Table1">
        <table:table-column table:style-name="Table1.A" table:number-columns-repeated="4"/>
        <table:table-row>
          <table:table-cell table:style-name="Table1.A1" office:value-type="string">
            <text:p text:style-name="P16">Probability of churn/Revenue</text:p>
          </table:table-cell>
          <table:table-cell table:style-name="Table1.A1" office:value-type="string">
            <text:p text:style-name="P16">Low(409-691)</text:p>
          </table:table-cell>
          <table:table-cell table:style-name="Table1.A1" office:value-type="string">
            <text:p text:style-name="P16">Medium(691-1090)</text:p>
          </table:table-cell>
          <table:table-cell table:style-name="Table1.D1" office:value-type="string">
            <text:p text:style-name="P16">High(1090-27321)</text:p>
          </table:table-cell>
        </table:table-row>
        <table:table-row>
          <table:table-cell table:style-name="Table1.A2" office:value-type="string">
            <text:p text:style-name="P16">Low(0.26-0.32)</text:p>
          </table:table-cell>
          <table:table-cell table:style-name="Table1.B2" office:value-type="float" office:value="471">
            <text:p text:style-name="P16">471</text:p>
          </table:table-cell>
          <table:table-cell table:style-name="Table1.B2" office:value-type="float" office:value="384">
            <text:p text:style-name="P16">384</text:p>
          </table:table-cell>
          <table:table-cell table:style-name="Table1.D2" office:value-type="float" office:value="451">
            <text:p text:style-name="P16">451</text:p>
          </table:table-cell>
        </table:table-row>
        <table:table-row>
          <table:table-cell table:style-name="Table1.A2" office:value-type="string">
            <text:p text:style-name="P16">Medium(0.321-0.362)</text:p>
          </table:table-cell>
          <table:table-cell table:style-name="Table1.B2" office:value-type="float" office:value="362">
            <text:p text:style-name="P16">362</text:p>
          </table:table-cell>
          <table:table-cell table:style-name="Table1.B2" office:value-type="float" office:value="411">
            <text:p text:style-name="P16">411</text:p>
          </table:table-cell>
          <table:table-cell table:style-name="Table1.D3" office:value-type="float" office:value="505">
            <text:p text:style-name="P16">505</text:p>
          </table:table-cell>
        </table:table-row>
        <table:table-row>
          <table:table-cell table:style-name="Table1.A2" office:value-type="string">
            <text:p text:style-name="P16"><text:s/>High(0.362-0.814)</text:p>
          </table:table-cell>
          <table:table-cell table:style-name="Table1.B2" office:value-type="float" office:value="304">
            <text:p text:style-name="P16">304</text:p>
          </table:table-cell>
          <table:table-cell table:style-name="Table1.C4" office:value-type="float" office:value="304">
            <text:p text:style-name="P16">304</text:p>
          </table:table-cell>
          <table:table-cell table:style-name="Table1.D3" office:value-type="float" office:value="510">
            <text:p text:style-name="P16">510</text:p>
          </table:table-cell>
        </table:table-row>
      </table:table>
      <text:p text:style-name="P26"/>
      <text:p text:style-name="P26">Out of the above 3664 customers there are <text:span text:style-name="T4">1319</text:span> who fall in to the above three segments. These customers can be prioritized for retention campaigns. <text:span text:style-name="T13">&lt;please refer to the file “Target for Priority Proactive Retention” for the Customer IDs of such customers&gt;</text:span></text:p>
      <text:p text:style-name="P26"/>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Console" svg:font-family="'Lucida Console'"/>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2-16T15:59:02.59</meta:creation-date>
    <dc:date>2019-12-17T17:56:13.96</dc:date>
    <meta:editing-duration>PT4H49M22S</meta:editing-duration>
    <meta:editing-cycles>8</meta:editing-cycles>
    <meta:generator>OpenOffice/4.1.1$Win32 OpenOffice.org_project/411m6$Build-9775</meta:generator>
    <meta:document-statistic meta:table-count="1" meta:image-count="0" meta:object-count="0" meta:page-count="3" meta:paragraph-count="63" meta:word-count="1153" meta:character-count="7597"/>
  </office:meta>
</office:document-meta>
</file>